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alconmisja</text:p>
      <text:p text:style-name="P1">[comedy][crossover][TCB][random]</text:p>
      <text:p text:style-name="P2">Autor: Ghatorr</text:p>
      <text:p text:style-name="P2">Kucyki mają to do siebie, że da się znaleźć crossover ich i dowolnej innej rzeczy. Ludzie mieszają je z „Falloutem”, „Wiedźminem” czy nawet z „Kubusiem Puchatkiem”. W tym wypadku mamy połączenie MLP i znanej każdemu rodzimej produkcji, jaką jest „Seksmisja”. Fanfik należy do serii Czterogodzinek, składającą się z niepowiązanych ze sobą oneshotów.</text:p>
      <text:p text:style-name="P2">Może najpierw lepiej spróbuję pokrótce wyjaśnić, czym jest TCB, ponieważ wiem, że dla wielu nawet zaznajomionych z fandomem osób jest to skrót enigmatyczny. Otóż The Conversion Bureaus, czyli Biura Adaptacyjne to gatunek fanfików, charakteryzujący się paroma elementami. W typowym opowiadaniu takiego rodzaju gdzieś na <office:annotation><dc:date>0000-00-00T00:00:00</dc:date><text:p text:style-name="P4"><text:span text:style-name="T2">nie zawsze, Equestria pojawia się w różnych miejscach. Pacyfik, Atlantyk, na południe od Afryki, niekiedy nawet w kilku miejscach na całym świecie</text:span></text:p></office:annotation><office:annotation><dc:date>0000-00-00T00:00:00</dc:date><text:p text:style-name="P4"><text:span text:style-name="T2">Wiem, dlatego użyłam słowa "w typowym", bo to jednak chyba najczęstsze rozwiązanie.</text:span></text:p></office:annotation>Pacyfiku pojawia się Equestria otoczona nieprzepuszczalną dla ludzi barierą, która się rozszerza. By ratować ludzkość, powstają tzw. biura adaptacyjne, czyli miejsca, gdzie przy pomocy magicznych eliksirów można zmienić się w kuca.</text:p>
      <text:p text:style-name="P2">Czym jest „Foalconmisja”? Cóż, to znakomita komedia, która przedstawia, co mogłoby się wydarzyć, gdyby kucyki odkryły ciemną stronę fandomu, taką jak clopy, w tym ich najgorszą odmianę, jaką jest foalcon. W efekcie Twilight Sparkle rozpoczyna wojnę z końską pedofilią. W jaki sposób? Cóż, w uniwersum TCB istnieją eliksiry zmieniające płeć. Także mam nadzieję, że lubicie wiśnie i maliny, panowie, ponieważ właśnie tak smakuje utrata męskości.</text:p>
      <text:p text:style-name="P2">Fanfik został porządnie napisany, czyta się go szybko i przyjemnie. Do strony technicznej również nie można się przyczepić. Opowiadanie jest perfekcyjną ponyfikacją wspomnianego na wstępie filmu. Czytając „Foalconmisję”, raz za razem natykałam się na nawiązania do „Seksmisji”, które nie były jednocześnie wsadzone na siłę, jak to zazwyczaj ma miejsce przy próbach takich zabiegów. Humor wręcz wylewa się z ekranu i mogę was zapewnić, że będziecie się śmiać i to nieraz. Pragnę również pochwalić sposób, w jaki Ghatorr żartuje sobie z Rosji Radzieckiej. Zrobił to naprawdę w niesamowity sposób.</text:p>
      <text:p text:style-name="P2">Cóż, jeśli szukacie czegoś krótkiego, lekkiego i zabawnego, to zdecydowanie polecam „Foalconmisję”. Fanfik ten stanowi też doskonały przykład, jak należy pisać crossovery, nie tworząc kalki, ale zachowując klimat oryginału. No i miło też poczytać o tym, jak kucyki odebrałyby nasz fandom. Szczególnie że widziałam już parę wizji o kucykach w Internetach i tak zupełnie szczerze, to moim zdaniem Ghatorr jest najbliżej prawdy.</text:p>
      <text:p text:style-name="P2">Obrazki:</text:p>
      <text:p text:style-name="P2"><text:a xlink:type="simple" xlink:href="http://sophiecabra.deviantart.com/art/MLP-Cup-Art-CMC-411766104" text:style-name="Internet_20_link" text:visited-style-name="Visited_20_Internet_20_Link">http</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sophiecabra</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deviantart</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com</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art</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MLP</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Cup</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Art</text:a><text:a xlink:type="simple" xlink:href="http://sophiecabra.deviantart.com/art/MLP-Cup-Art-CMC-411766104" text:style-name="Internet_20_link" text:visited-style-name="Visited_20_Internet_20_Link">-</text:a><text:a xlink:type="simple" xlink:href="http://sophiecabra.deviantart.com/art/MLP-Cup-Art-CMC-411766104" text:style-name="Internet_20_link" text:visited-style-name="Visited_20_Internet_20_Link">CMC</text:a><text:a xlink:type="simple" xlink:href="http://sophiecabra.deviantart.com/art/MLP-Cup-Art-CMC-411766104" text:style-name="Internet_20_link" text:visited-style-name="Visited_20_Internet_20_Link">-411766104</text:a></text:p>
      <text:p text:style-name="P2"><text:a xlink:type="simple" xlink:href="http://a4r91n.deviantart.com/art/Tovarischa-Sparkle-465873668" text:style-name="Internet_20_link" text:visited-style-name="Visited_20_Internet_20_Link">http</text:a><text:a xlink:type="simple" xlink:href="http://a4r91n.deviantart.com/art/Tovarischa-Sparkle-465873668" text:style-name="Internet_20_link" text:visited-style-name="Visited_20_Internet_20_Link">://</text:a><text:a xlink:type="simple" xlink:href="http://a4r91n.deviantart.com/art/Tovarischa-Sparkle-465873668" text:style-name="Internet_20_link" text:visited-style-name="Visited_20_Internet_20_Link">a</text:a><text:a xlink:type="simple" xlink:href="http://a4r91n.deviantart.com/art/Tovarischa-Sparkle-465873668" text:style-name="Internet_20_link" text:visited-style-name="Visited_20_Internet_20_Link">4</text:a><text:a xlink:type="simple" xlink:href="http://a4r91n.deviantart.com/art/Tovarischa-Sparkle-465873668" text:style-name="Internet_20_link" text:visited-style-name="Visited_20_Internet_20_Link">r</text:a><text:a xlink:type="simple" xlink:href="http://a4r91n.deviantart.com/art/Tovarischa-Sparkle-465873668" text:style-name="Internet_20_link" text:visited-style-name="Visited_20_Internet_20_Link">91</text:a><text:a xlink:type="simple" xlink:href="http://a4r91n.deviantart.com/art/Tovarischa-Sparkle-465873668" text:style-name="Internet_20_link" text:visited-style-name="Visited_20_Internet_20_Link">n</text:a><text:a xlink:type="simple" xlink:href="http://a4r91n.deviantart.com/art/Tovarischa-Sparkle-465873668" text:style-name="Internet_20_link" text:visited-style-name="Visited_20_Internet_20_Link">.</text:a><text:a xlink:type="simple" xlink:href="http://a4r91n.deviantart.com/art/Tovarischa-Sparkle-465873668" text:style-name="Internet_20_link" text:visited-style-name="Visited_20_Internet_20_Link">deviantart</text:a><text:a xlink:type="simple" xlink:href="http://a4r91n.deviantart.com/art/Tovarischa-Sparkle-465873668" text:style-name="Internet_20_link" text:visited-style-name="Visited_20_Internet_20_Link">.</text:a><text:a xlink:type="simple" xlink:href="http://a4r91n.deviantart.com/art/Tovarischa-Sparkle-465873668" text:style-name="Internet_20_link" text:visited-style-name="Visited_20_Internet_20_Link">com</text:a><text:a xlink:type="simple" xlink:href="http://a4r91n.deviantart.com/art/Tovarischa-Sparkle-465873668" text:style-name="Internet_20_link" text:visited-style-name="Visited_20_Internet_20_Link">/</text:a><text:a xlink:type="simple" xlink:href="http://a4r91n.deviantart.com/art/Tovarischa-Sparkle-465873668" text:style-name="Internet_20_link" text:visited-style-name="Visited_20_Internet_20_Link">art</text:a><text:a xlink:type="simple" xlink:href="http://a4r91n.deviantart.com/art/Tovarischa-Sparkle-465873668" text:style-name="Internet_20_link" text:visited-style-name="Visited_20_Internet_20_Link">/</text:a><text:a xlink:type="simple" xlink:href="http://a4r91n.deviantart.com/art/Tovarischa-Sparkle-465873668" text:style-name="Internet_20_link" text:visited-style-name="Visited_20_Internet_20_Link">Tovarischa</text:a><text:a xlink:type="simple" xlink:href="http://a4r91n.deviantart.com/art/Tovarischa-Sparkle-465873668" text:style-name="Internet_20_link" text:visited-style-name="Visited_20_Internet_20_Link">-</text:a><text:a xlink:type="simple" xlink:href="http://a4r91n.deviantart.com/art/Tovarischa-Sparkle-465873668" text:style-name="Internet_20_link" text:visited-style-name="Visited_20_Internet_20_Link">Sparkle</text:a><text:a xlink:type="simple" xlink:href="http://a4r91n.deviantart.com/art/Tovarischa-Sparkle-465873668" text:style-name="Internet_20_link" text:visited-style-name="Visited_20_Internet_20_Link">-465873668</text:a></text:p>
      <text:p text:style-name="P2"><text:a xlink:type="simple" xlink:href="http://www.deviantart.com/art/MLP-Red-Alert-Sunset-Shimmer-Natasha-Analogue-584017813" text:style-name="Internet_20_link" text:visited-style-name="Visited_20_Internet_20_Link">http</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www</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deviantart</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com</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art</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MLP</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Red</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Alert</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Sunset</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Shimmer</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Natasha</text:a><text:a xlink:type="simple" xlink:href="http://www.deviantart.com/art/MLP-Red-Alert-Sunset-Shimmer-Natasha-Analogue-584017813" text:style-name="Internet_20_link" text:visited-style-name="Visited_20_Internet_20_Link">-</text:a><text:a xlink:type="simple" xlink:href="http://www.deviantart.com/art/MLP-Red-Alert-Sunset-Shimmer-Natasha-Analogue-584017813" text:style-name="Internet_20_link" text:visited-style-name="Visited_20_Internet_20_Link">Analogue</text:a><text:a xlink:type="simple" xlink:href="http://www.deviantart.com/art/MLP-Red-Alert-Sunset-Shimmer-Natasha-Analogue-584017813" text:style-name="Internet_20_link" text:visited-style-name="Visited_20_Internet_20_Link">-584017813</text:a></text:p>
      <text:p text:style-name="P2">Link do fanfika:</text:p>
      <text:p text:style-name="P2"><text:a xlink:type="simple" xlink:href="http://mlppolska.pl/topic/4006-czterogodzinki-tcbseriarandom/" text:style-name="Internet_20_link" text:visited-style-name="Visited_20_Internet_20_Link">http</text:a><text:a xlink:type="simple" xlink:href="http://mlppolska.pl/topic/4006-czterogodzinki-tcbseriarandom/" text:style-name="Internet_20_link" text:visited-style-name="Visited_20_Internet_20_Link">://</text:a><text:a xlink:type="simple" xlink:href="http://mlppolska.pl/topic/4006-czterogodzinki-tcbseriarandom/" text:style-name="Internet_20_link" text:visited-style-name="Visited_20_Internet_20_Link">mlppolska</text:a><text:a xlink:type="simple" xlink:href="http://mlppolska.pl/topic/4006-czterogodzinki-tcbseriarandom/" text:style-name="Internet_20_link" text:visited-style-name="Visited_20_Internet_20_Link">.</text:a><text:a xlink:type="simple" xlink:href="http://mlppolska.pl/topic/4006-czterogodzinki-tcbseriarandom/" text:style-name="Internet_20_link" text:visited-style-name="Visited_20_Internet_20_Link">pl</text:a><text:a xlink:type="simple" xlink:href="http://mlppolska.pl/topic/4006-czterogodzinki-tcbseriarandom/" text:style-name="Internet_20_link" text:visited-style-name="Visited_20_Internet_20_Link">/</text:a><text:a xlink:type="simple" xlink:href="http://mlppolska.pl/topic/4006-czterogodzinki-tcbseriarandom/" text:style-name="Internet_20_link" text:visited-style-name="Visited_20_Internet_20_Link">topic</text:a><text:a xlink:type="simple" xlink:href="http://mlppolska.pl/topic/4006-czterogodzinki-tcbseriarandom/" text:style-name="Internet_20_link" text:visited-style-name="Visited_20_Internet_20_Link">/4006-</text:a><text:a xlink:type="simple" xlink:href="http://mlppolska.pl/topic/4006-czterogodzinki-tcbseriarandom/" text:style-name="Internet_20_link" text:visited-style-name="Visited_20_Internet_20_Link">czterogodzinki</text:a><text:a xlink:type="simple" xlink:href="http://mlppolska.pl/topic/4006-czterogodzinki-tcbseriarandom/" text:style-name="Internet_20_link" text:visited-style-name="Visited_20_Internet_20_Link">-</text:a><text:a xlink:type="simple" xlink:href="http://mlppolska.pl/topic/4006-czterogodzinki-tcbseriarandom/" text:style-name="Internet_20_link" text:visited-style-name="Visited_20_Internet_20_Link">tcbseriarandom</text:a><text:a xlink:type="simple" xlink:href="http://mlppolska.pl/topic/4006-czterogodzinki-tcbseriarandom/" text:style-name="Internet_20_link" text:visited-style-name="Visited_20_Internet_20_Link">/</text:a></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05T20:25:10.920000000</dc:date>
    <meta:editing-duration>PT8M58S</meta:editing-duration>
    <meta:document-statistic meta:table-count="0" meta:image-count="0" meta:object-count="0" meta:page-count="2" meta:paragraph-count="14" meta:word-count="354" meta:character-count="2712" meta:non-whitespace-character-count="2372"/>
  </office:meta>
</office:document-meta>
</file>